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fo:font-weight="bold"/>
    </style:style>
    <style:style style:name="P2" style:family="paragraph" style:parent-style-name="Text_20_body">
      <style:text-properties style:font-name="Arial1" fo:font-size="10pt"/>
    </style:style>
    <style:style style:name="P3" style:family="paragraph" style:parent-style-name="Text_20_body">
      <style:text-properties style:font-name="Arial1" fo:font-size="10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iation / requirement</text:p>
      <text:p text:style-name="P2">Maintenance need that can wait is recorded in the deviation submodule - and categorized within six themes by scores within severity, probability and consequence.</text:p>
      <text:p text:style-name="P2">These themes (safety, aesthetics, etc) is subject to weighting to produce a overall score to help prioritizing among requiremen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27:59</dc:date>
    <dc:language>en-US</dc:language>
    <meta:editing-cycles>2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4" meta:character-count="313"/>
  </office:meta>
</office:document-meta>
</file>